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231.05pt"/>
    </style:style>
    <style:style style:name="co6" style:family="table-column">
      <style:table-column-properties fo:break-before="auto" style:column-width="472.51pt"/>
    </style:style>
    <style:style style:name="co7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0cec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Hyperlink" style:data-style-name="N0">
      <style:table-cell-properties fo:background-color="transparent"/>
      <style:text-properties fo:color="#0563c1" style:text-underline-style="solid" style:text-underline-width="auto" style:text-underline-color="font-color"/>
    </style:style>
    <style:style style:name="ce8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an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anufacturers Part Number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1</text:p>
          </table:table-cell>
          <table:table-cell/>
          <table:table-cell table:style-name="ce7" table:formula="of:=HYPERLINK([.G2:.G18])" office:value-type="string" office:string-value="http://www.digikey.com/product-detail/en/LB%20Q39G-L2OO-35-1/475-2816-1-ND/2176355" calcext:value-type="string">
            <text:p>http://www.digikey.com/product-detail/en/LB%20Q39G-L2OO-35-1/475-2816-1-ND/2176355</text:p>
          </table:table-cell>
          <table:table-cell office:value-type="string" calcext:value-type="string">
            <text:p>http://www.digikey.com/product-detail/en/LB%20Q39G-L2OO-35-1/475-2816-1-ND/217635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2</text:p>
          </table:table-cell>
          <table:table-cell/>
          <table:table-cell table:style-name="ce7" table:formula="of:=HYPERLINK([.G3:.G19])" office:value-type="string" office:string-value="http://www.digikey.com/product-detail/en/LG%20L29K-F2J1-24/475-1193-1-ND/810354" calcext:value-type="string">
            <text:p>http://www.digikey.com/product-detail/en/LG%20L29K-F2J1-24/475-1193-1-ND/810354</text:p>
          </table:table-cell>
          <table:table-cell office:value-type="string" calcext:value-type="string">
            <text:p>http://www.digikey.com/product-detail/en/LG%20L29K-F2J1-24/475-1193-1-ND/81035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X03_LOCK</text:p>
          </table:table-cell>
          <table:table-cell office:value-type="string" calcext:value-type="string">
            <text:p>J4, JP3</text:p>
          </table:table-cell>
          <table:table-cell/>
          <table:table-cell table:style-name="ce8" table:formula="of:=HYPERLINK([.G4:.G20])" office:value-type="string" office:string-value="http://www.digikey.com/product-detail/en/PREC003SAAN-RC/S1012EC-03-ND/2774851" calcext:value-type="string">
            <text:p>http://www.digikey.com/product-detail/en/PREC003SAAN-RC/S1012EC-03-ND/2774851</text:p>
          </table:table-cell>
          <table:table-cell office:value-type="string" calcext:value-type="string">
            <text:p>http://www.digikey.com/product-detail/en/PREC003SAAN-RC/S1012EC-03-ND/277485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REWTERMINAL-3.5MM-4_LOCK.007S</text:p>
          </table:table-cell>
          <table:table-cell office:value-type="string" calcext:value-type="string">
            <text:p>J3</text:p>
          </table:table-cell>
          <table:table-cell/>
          <table:table-cell table:style-name="ce8" table:formula="of:=HYPERLINK([.G5:.G21])" office:value-type="string" office:string-value="http://www.digikey.com/product-detail/en/1776275-4/A98038-ND/1826901" calcext:value-type="string">
            <text:p>http://www.digikey.com/product-detail/en/1776275-4/A98038-ND/1826901</text:p>
          </table:table-cell>
          <table:table-cell office:value-type="string" calcext:value-type="string">
            <text:p>http://www.digikey.com/product-detail/en/1776275-4/A98038-ND/182690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20" calcext:value-type="float">
            <text:p>820</text:p>
          </table:table-cell>
          <table:table-cell office:value-type="string" calcext:value-type="string">
            <text:p>green-res</text:p>
          </table:table-cell>
          <table:table-cell office:value-type="string" calcext:value-type="string">
            <text:p>R2</text:p>
          </table:table-cell>
          <table:table-cell/>
          <table:table-cell table:style-name="ce7" table:formula="of:=HYPERLINK([.G6:.G22])" office:value-type="string" office:string-value="http://www.digikey.com/product-search/en?keywords=311-820HRCT-ND" calcext:value-type="string">
            <text:p>http://www.digikey.com/product-search/en?keywords=311-820HRCT-ND</text:p>
          </table:table-cell>
          <table:table-cell office:value-type="string" calcext:value-type="string">
            <text:p>http://www.digikey.com/product-search/en?keywords=311-820HRCT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office:value-type="string" calcext:value-type="string">
            <text:p>Blue-res</text:p>
          </table:table-cell>
          <table:table-cell office:value-type="string" calcext:value-type="string">
            <text:p>R1</text:p>
          </table:table-cell>
          <table:table-cell/>
          <table:table-cell table:style-name="ce7" table:formula="of:=HYPERLINK([.G7:.G23])" office:value-type="string" office:string-value="http://www.digikey.com/product-search/en?keywords=311-220HRCT-ND" calcext:value-type="string">
            <text:p>http://www.digikey.com/product-search/en?keywords=311-220HRCT-ND</text:p>
          </table:table-cell>
          <table:table-cell office:value-type="string" calcext:value-type="string">
            <text:p>http://www.digikey.com/product-search/en?keywords=311-220HRCT-ND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style-name="ce4" office:value-type="string" calcext:value-type="string">
            <text:p>0603-RES</text:p>
          </table:table-cell>
          <table:table-cell office:value-type="string" calcext:value-type="string">
            <text:p>R4</text:p>
          </table:table-cell>
          <table:table-cell/>
          <table:table-cell table:style-name="ce8" table:formula="of:=HYPERLINK([.G8:.G24])" office:value-type="string" office:string-value="http://www.digikey.com/product-search/en?keywords=311-10.0KHRCT-ND" calcext:value-type="string">
            <text:p>http://www.digikey.com/product-search/en?keywords=311-10.0KHRCT-ND</text:p>
          </table:table-cell>
          <table:table-cell office:value-type="string" calcext:value-type="string">
            <text:p>http://www.digikey.com/product-search/en?keywords=311-10.0KHRCT-N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table:style-name="ce4" office:value-type="string" calcext:value-type="string">
            <text:p>0603-CAP</text:p>
          </table:table-cell>
          <table:table-cell office:value-type="string" calcext:value-type="string">
            <text:p>C1, C2, C3, C4, C6</text:p>
          </table:table-cell>
          <table:table-cell/>
          <table:table-cell table:style-name="ce8" table:formula="of:=HYPERLINK([.G9:.G25])" office:value-type="string" office:string-value="http://www.digikey.com/product-search/en?keywords=1276-1006-1-ND" calcext:value-type="string">
            <text:p>http://www.digikey.com/product-search/en?keywords=1276-1006-1-ND</text:p>
          </table:table-cell>
          <table:table-cell office:value-type="string" calcext:value-type="string">
            <text:p>http://www.digikey.com/product-search/en?keywords=1276-1006-1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>
            <text:p>0603-RES</text:p>
          </table:table-cell>
          <table:table-cell office:value-type="string" calcext:value-type="string">
            <text:p>R3</text:p>
          </table:table-cell>
          <table:table-cell/>
          <table:table-cell table:style-name="ce8" table:formula="of:=HYPERLINK([.G10:.G26])" office:value-type="string" office:string-value="http://www.digikey.com/product-search/en?keywords=311-120HRCT-ND" calcext:value-type="string">
            <text:p>http://www.digikey.com/product-search/en?keywords=311-120HRCT-ND</text:p>
          </table:table-cell>
          <table:table-cell office:value-type="string" calcext:value-type="string">
            <text:p>http://www.digikey.com/product-search/en?keywords=311-120HRCT-N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style-name="ce4" office:value-type="string" calcext:value-type="string">
            <text:p>0603-CAP</text:p>
          </table:table-cell>
          <table:table-cell office:value-type="string" calcext:value-type="string">
            <text:p>C5, C7</text:p>
          </table:table-cell>
          <table:table-cell/>
          <table:table-cell table:style-name="ce8" table:formula="of:=HYPERLINK([.G11:.G27])" office:value-type="string" office:string-value="http://www.digikey.com/product-search/en?keywords=490-10992-1-ND" calcext:value-type="string">
            <text:p>http://www.digikey.com/product-search/en?keywords=490-10992-1-ND</text:p>
          </table:table-cell>
          <table:table-cell office:value-type="string" calcext:value-type="string">
            <text:p>http://www.digikey.com/product-search/en?keywords=490-10992-1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202K-3.3TRG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/>
          <table:table-cell table:style-name="ce8" table:formula="of:=HYPERLINK([.G12:.G28])" office:value-type="string" office:string-value="http://www.digikey.com/product-detail/en/AP2202K-3.3TRG1/AP2202K-3.3TRG1DICT-ND/4505286" calcext:value-type="string">
            <text:p>http://www.digikey.com/product-detail/en/AP2202K-3.3TRG1/AP2202K-3.3TRG1DICT-ND/4505286</text:p>
          </table:table-cell>
          <table:table-cell office:value-type="string" calcext:value-type="string">
            <text:p>http://www.digikey.com/product-detail/en/AP2202K-3.3TRG1/AP2202K-3.3TRG1DICT-ND/450528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3</text:p>
          </table:table-cell>
          <table:table-cell/>
          <table:table-cell table:style-name="ce8" table:formula="of:=HYPERLINK([.G13:.G29])" office:value-type="string" office:string-value="http://www.digikey.com/product-detail/en/MCP2551-I%2FSN/MCP2551-I%2FSN-ND/509452" calcext:value-type="string">
            <text:p>http://www.digikey.com/product-detail/en/MCP2551-I%2FSN/MCP2551-I%2FSN-ND/509452</text:p>
          </table:table-cell>
          <table:table-cell office:value-type="string" calcext:value-type="string">
            <text:p>http://www.digikey.com/product-detail/en/MCP2551-I%2FSN/MCP2551-I%2FSN-ND/50945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042C6T6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U$1</text:p>
          </table:table-cell>
          <table:table-cell/>
          <table:table-cell table:style-name="ce8" table:formula="of:=HYPERLINK([.G14:.G30])" office:value-type="string" office:string-value="http://www.digikey.com/product-search/en?vendor=0&amp;keywords=497-14648-ND" calcext:value-type="string">
            <text:p>http://www.digikey.com/product-search/en?vendor=0&amp;keywords=497-14648-ND</text:p>
          </table:table-cell>
          <table:table-cell office:value-type="string" calcext:value-type="string">
            <text:p>http://www.digikey.com/product-search/en?vendor=0&amp;keywords=497-14648-N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MICROB</text:p>
          </table:table-cell>
          <table:table-cell office:value-type="string" calcext:value-type="string">
            <text:p>J2</text:p>
          </table:table-cell>
          <table:table-cell/>
          <table:table-cell table:style-name="ce8" table:formula="of:=HYPERLINK([.G15:.G31])" office:value-type="string" office:string-value="http://www.digikey.com/product-detail/en/10118192-0001LF/609-4613-1-ND/2785378" calcext:value-type="string">
            <text:p>http://www.digikey.com/product-detail/en/10118192-0001LF/609-4613-1-ND/2785378</text:p>
          </table:table-cell>
          <table:table-cell office:value-type="string" calcext:value-type="string">
            <text:p>http://www.digikey.com/product-detail/en/10118192-0001LF/609-4613-1-ND/278537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</text:p>
          </table:table-cell>
          <table:table-cell office:value-type="string" calcext:value-type="string">
            <text:p>F0805</text:p>
          </table:table-cell>
          <table:table-cell office:value-type="string" calcext:value-type="string">
            <text:p>F1</text:p>
          </table:table-cell>
          <table:table-cell/>
          <table:table-cell table:style-name="ce8" table:formula="of:=HYPERLINK([.G16:.G32])" office:value-type="string" office:string-value="http://www.digikey.com/product-detail/en/0ZCK0035FF2G/507-1812-1-ND/4156253" calcext:value-type="string">
            <text:p>http://www.digikey.com/product-detail/en/0ZCK0035FF2G/507-1812-1-ND/4156253</text:p>
          </table:table-cell>
          <table:table-cell table:style-name="ce8" office:value-type="string" calcext:value-type="string">
            <text:p>http://www.digikey.com/product-detail/en/0ZCK0035FF2G/507-1812-1-ND/415625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mper</text:p>
          </table:table-cell>
          <table:table-cell table:number-columns-repeated="3"/>
          <table:table-cell table:style-name="ce8" table:formula="of:=HYPERLINK([.G18:.G33])" office:value-type="string" office:string-value="http://www.digikey.com/product-detail/en/SPC02SYAN/S9001-ND/76375" calcext:value-type="string">
            <text:p>http://www.digikey.com/product-detail/en/SPC02SYAN/S9001-ND/76375</text:p>
          </table:table-cell>
          <table:table-cell office:value-type="string" calcext:value-type="string">
            <text:p>http://www.digikey.com/product-detail/en/SPC02SYAN/S9001-ND/76375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S module</text:p>
          </table:table-cell>
          <table:table-cell table:style-name="ce5" office:value-type="string" calcext:value-type="string">
            <text:p>Module</text:p>
          </table:table-cell>
          <table:table-cell/>
          <table:table-cell table:style-name="ce6" office:value-type="string" calcext:value-type="string">
            <text:p>A2235-H</text:p>
          </table:table-cell>
          <table:table-cell office:value-type="string" calcext:value-type="string">
            <text:p>https://www.digikey.com/product-detail/en/maestro-wireless-solutions/A2235-H/1530-1011-2-ND/489807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motive connector</text:p>
          </table:table-cell>
          <table:table-cell table:style-name="ce6" office:value-type="string" calcext:value-type="string">
            <text:p>2098978-1</text:p>
          </table:table-cell>
          <table:table-cell/>
          <table:table-cell table:style-name="ce6" office:value-type="string" calcext:value-type="string">
            <text:p>2098978-1</text:p>
          </table:table-cell>
          <table:table-cell office:value-type="string" calcext:value-type="string">
            <text:p>https://www.mouser.com/ProductDetail/TE-Connectivity/2098978-1/?qs=%2fha2pyFaduhIuOjzZTGqGjzghIpMLBtJOu%252bt2zGBy2GXr0NGD6Sqkw%3d%3d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1:06:59.872131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Ethan Zonca</meta:initial-creator>
    <meta:creation-date>2015-04-13T20:03:18Z</meta:creation-date>
    <dc:date>2018-04-19T11:27:43.418627017</dc:date>
    <meta:editing-duration>PT38M1S</meta:editing-duration>
    <meta:editing-cycles>12</meta:editing-cycles>
    <meta:document-statistic meta:table-count="1" meta:cell-count="108" meta:object-count="0"/>
  </office:meta>
</office:document-meta>
</file>